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9004d" officeooo:paragraph-rsid="0019004d"/>
    </style:style>
    <style:style style:name="T1" style:family="text">
      <style:text-properties officeooo:rsid="0019b4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CE311 Hardware Design</text:p>
      <text:p text:style-name="P1">Week 4: Adder Comparison Report</text:p>
      <text:p text:style-name="P1">David Yang</text:p>
      <text:p text:style-name="P1"/>
      <text:p text:style-name="P1"><text:tab/>The carry look-ahead adder is faster than the ripple carry adder due to the error propagation that the ripple carry adder exhibits. In the ripple adder, the carry inputs are wired from one adder to the other, which causes the <text:span text:style-name="T1">delays</text:span> of each adder to accumulate. To circumvent this, the carry look-ahead adder uses hardware that calculates the carry-on <text:span text:style-name="T1">from the inputs (4 bits of a, 4 bits of b, and cin) and inputs them into the adders.</text:span></text:p>
      <text:p text:style-name="P1"><text:tab/><text:span text:style-name="T1">If one were to simulate the two circuits, they could observe that the delays of the ripple adder builds up as a result of multiple carry-on’s. However, the carry look-ahead circuit would only have the delays from the carry on calculator and adder (adder delays should occur simultaneous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5T18:55:27.570949802</meta:creation-date>
    <dc:date>2021-09-25T19:12:58.244481837</dc:date>
    <meta:editing-duration>PT7M20S</meta:editing-duration>
    <meta:editing-cycles>1</meta:editing-cycles>
    <meta:document-statistic meta:table-count="0" meta:image-count="0" meta:object-count="0" meta:page-count="1" meta:paragraph-count="5" meta:word-count="136" meta:character-count="791" meta:non-whitespace-character-count="658"/>
    <meta:generator>LibreOffice/6.1.5.2$Linux_X86_64 LibreOffice_project/10$Build-2</meta:generator>
  </office:meta>
</office:document-meta>
</file>